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Привет!<text:line-break/><text:line-break/>Какие-либо изменения я вносил только в MainPage.xaml, MainPage.xaml.cs, City.cs (созданный мною класс) и WeatherPage.xaml (созданная мною новая страница).<text:line-break/><text:line-break/>В MainPage, по моей задумке, должен быть список городов, и когда я кликаю на один из них - меня перенаправляет на новую страницу с подробной информацией о погоде в выбранном городе. Для списка я решил использовать Picker. <text:line-break/><text:line-break/>Первый коммит "Added working code":<text:line-break/>Я добавил рабочий код, где добавил данные в Picker.Items вручную. Если запустить приложение, то по центру экрана будет Label, под ним список Picker, выбираешь в Picker`е город - тебя перенаправляет на новую пустую страницу.<text:line-break/><text:line-break/>Второй коммит "Some adjustments needed":<text:line-break/>Моей первой проблемой стала привязка данных (а именно Name) в Picker из списка cities с экземплярами класса City. Я считаю, что Picker.Items должны ссылаться на Name каждого города из списка, но не знаю, как это сделать. Я уверен, что надо использовать атрибуты ItemsSource и ItemDisplayBinding у Picker, но я не знаю, как именно должно это выглядеть (перепробовал много вариантов - ничего не подошло).<text:line-break/><text:line-break/>Вторую проблему я обнаружил, когда попытался привязать текст из выбранного Item у Picker к Label в новой странице. К примеру, я выбрал город, меня перенаправило на новую страницу, и там сверху страницы написано название города, который я выбрал. Программа просто не видит Picker из MainPage, хотя если эту же строку поместить в этот самый MainPage, то всё заработает.<text:line-break/><text:line-break/>Это всё с учетом того, что по планам я должен использовать API и брать данные с openweathermap.org - там у меня другие проблемы и недопонимания, но я над ними думал не особо долго, потому что стоило бы сначала разобраться с этой версией приложения.<text:line-break/><text:line-break/>Также стоит отметить, что вид приложения на Android и iOS различается.<text:line-break/><text:line-break/>Заранее спасибо :)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